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/>
      <text:p text:style-name="P1">entity debouncing is</text:p>
      <text:p text:style-name="P1"><text:s text:c="2"/>generic( COUNT_MAX: integer := 255; </text:p>
      <text:p text:style-name="P1"><text:s text:c="11"/>COUNT_WIDTH: integer := 8);</text:p>
      <text:p text:style-name="P1"><text:s/>port( clk in std_logic;</text:p>
      <text:p text:style-name="P1"><text:s text:c="7"/>I in std_logic;</text:p>
      <text:p text:style-name="P1"><text:s text:c="7"/>O out std_logic);</text:p>
      <text:p text:style-name="P1">end debouncing;</text:p>
      <text:p text:style-name="P1"/>
      <text:p text:style-name="P1">architecture behave of debouncing is</text:p>
      <text:p text:style-name="P1"/>
      <text:p text:style-name="P1">signal count: std_logic_vector(COUNT_WIDTH-1 down 0);</text:p>
      <text:p text:style-name="P1">signal Iv: std_logic := ´0´;</text:p>
      <text:p text:style-name="P1">begin</text:p>
      <text:p text:style-name="P1"><text:s/>process(clk)</text:p>
      <text:p text:style-name="P1"><text:s text:c="3"/>if (clk´event and clk = ´1´) then</text:p>
      <text:p text:style-name="P1"><text:s text:c="7"/>if ( I = Iv) then</text:p>
      <text:p text:style-name="P1"><text:s text:c="11"/>if (count = COUNT_MAX) then</text:p>
      <text:p text:style-name="P1"><text:s text:c="17"/>O &lt;= I;</text:p>
      <text:p text:style-name="P1"><text:s text:c="11"/>else</text:p>
      <text:p text:style-name="P1"><text:s text:c="15"/>count &lt;= count +1;</text:p>
      <text:p text:style-name="P1"><text:s text:c="11"/>end if;</text:p>
      <text:p text:style-name="P1"><text:s text:c="8"/>else</text:p>
      <text:p text:style-name="P1"><text:s text:c="12"/>count &lt;= 0;</text:p>
      <text:p text:style-name="P1"><text:s text:c="12"/>Iv &lt;= I;</text:p>
      <text:p text:style-name="P1"><text:s text:c="7"/>end if;</text:p>
      <text:p text:style-name="P1"><text:s text:c="2"/>end process;</text:p>
      <text:p text:style-name="P1"/>
      <text:p text:style-name="P1">end behave;</text:p>
      <text:p text:style-name="P1"/>
      <text:p text:style-name="P1">—-module debouncer(</text:p>
      <text:p text:style-name="P1">—- <text:s text:c="3"/>input clk,</text:p>
      <text:p text:style-name="P1">—- <text:s text:c="3"/>input I,</text:p>
      <text:p text:style-name="P1">—- <text:s text:c="3"/>output reg O</text:p>
      <text:p text:style-name="P1">—- <text:s text:c="3"/>);</text:p>
      <text:p text:style-name="P1">—- <text:s text:c="3"/>parameter COUNT_MAX=255, COUNT_WIDTH=8;</text:p>
      <text:p text:style-name="P1">—- <text:s text:c="3"/>reg [COUNT_WIDTH-1:0] count;</text:p>
      <text:p text:style-name="P1">—- <text:s text:c="3"/>reg Iv=0;</text:p>
      <text:p text:style-name="P1">—- <text:s text:c="3"/>always@(posedge clk)</text:p>
      <text:p text:style-name="P1">—- <text:s text:c="7"/>if (I == Iv) begin</text:p>
      <text:p text:style-name="P1">—- <text:s text:c="11"/>if (count == COUNT_MAX)</text:p>
      <text:p text:style-name="P1">—- <text:s text:c="15"/>O &lt;= I;</text:p>
      <text:p text:style-name="P1">—- <text:s text:c="11"/>else</text:p>
      <text:p text:style-name="P1">—- <text:s text:c="15"/>count &lt;= count + 1'b1;</text:p>
      <text:p text:style-name="P1">—- <text:s text:c="7"/>end else begin</text:p>
      <text:p text:style-name="P1">—- <text:s text:c="11"/>count &lt;= 'b0;</text:p>
      <text:p text:style-name="P1">—- <text:s text:c="11"/>Iv &lt;= I;</text:p>
      <text:p text:style-name="P1">—- <text:s text:c="7"/>end</text:p>
      <text:p text:style-name="P1"><text:s text:c="4"/></text:p>
      <text:p text:style-name="P1">—-endmodu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</office:meta>
</office:document-meta>
</file>